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-asian="MS Mincho"/>
    </style:style>
    <style:style style:name="P2" style:family="paragraph" style:parent-style-name="Standard">
      <style:text-properties fo:language="en" fo:country="US" style:font-name-asian="MS Mincho"/>
    </style:style>
    <style:style style:name="P3" style:family="paragraph" style:parent-style-name="Standard">
      <style:text-properties style:font-name-asian="MS Mincho"/>
    </style:style>
    <style:style style:name="P4" style:family="paragraph" style:parent-style-name="Standard">
      <style:text-properties style:font-name-asian="MS Mincho"/>
    </style:style>
    <style:style style:name="P5" style:family="paragraph" style:parent-style-name="Standard">
      <style:text-properties fo:language="en" fo:country="US" style:font-name-asian="MS Mincho"/>
    </style:style>
    <style:style style:name="T1" style:family="text">
      <style:text-properties style:font-name-asian="MS Mincho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language-asian="zxx" style:country-asian="none"/>
    </style:style>
    <style:style style:name="T4" style:family="text">
      <style:text-properties fo:language="en" fo:country="US" style:font-name-asian="MS Mincho"/>
    </style:style>
    <style:style style:name="T5" style:family="text">
      <style:text-properties fo:language="en" fo:country="US" style:language-asian="none" style:country-asian="none"/>
    </style:style>
    <style:style style:name="T6" style:family="text">
      <style:text-properties fo:language="en" fo:country="US" style:font-name-asian="MS Mincho"/>
    </style:style>
    <style:style style:name="T7" style:family="text">
      <style:text-properties style:text-position="super 58%"/>
    </style:style>
    <style:style style:name="T8" style:family="text">
      <style:text-properties style:text-position="super 58%" style:font-name-asian="MS Mincho"/>
    </style:style>
    <style:style style:name="T9" style:family="text">
      <style:text-properties fo:language="ru" fo:country="RU" style:language-asian="zxx" style:country-asian="none"/>
    </style:style>
    <style:style style:name="T10" style:family="text">
      <style:text-properties fo:language="ru" fo:country="RU" style:language-asian="none" style:country-asian="none"/>
    </style:style>
    <style:style style:name="T11" style:family="text">
      <style:text-properties style:text-position="sub 58%"/>
    </style:style>
    <style:style style:name="T12" style:family="text">
      <style:text-properties style:font-name="Symbol" fo:language="en" fo:country="US"/>
    </style:style>
    <style:style style:name="T13" style:family="text">
      <style:text-properties style:font-name-asian="MS Minch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Ref112862033"/>Алгоритм быстрой сортировки (<text:span text:style-name="T2">QuickSort</text:span>)<text:bookmark-end text:name="_Ref112862033"/></text:h>
      <text:p text:style-name="Standard"><text:span text:style-name="T1">В основе этого алгоритма – операция </text:span><text:span text:style-name="Понятие"><text:span text:style-name="T1">разделения массива</text:span></text:span><text:span text:style-name="T1">. Пусть </text:span><text:span text:style-name="Математический">x</text:span><text:span text:style-name="T1"> – некоторый произвольно выбранный элемент сортируемого массива (разделяющий элемент). Операция разделения имеет целью переставить элементы массива таким образом, чтобы сначала шли элементы, меньшие или равные </text:span><text:span text:style-name="Математический">x</text:span><text:span text:style-name="T1"> (не обязательно в порядке возрастания), а затем элементы, большие или равные </text:span><text:span text:style-name="Математический">x</text:span><text:span text:style-name="T1">. При этом совершенно неважно, где именно окажется после разделения сам элемент </text:span><text:span text:style-name="Математический">x</text:span><text:span text:style-name="T1">.</text:span></text:p>
      <text:p text:style-name="Standard"><text:span text:style-name="T1">Чтобы выполнить разделение, начнем просматривать элементы массива слева направо и остановимся на первом из элементов, большем или равном </text:span><text:span text:style-name="Математический">x</text:span><text:span text:style-name="T1">. Пусть индекс этого элемента равен </text:span><text:span text:style-name="Математический">i</text:span><text:span text:style-name="T1">. Аналогичным образом, начав с правого конца массива, остановимся на самом правом элементе, меньшем или равном </text:span><text:span text:style-name="Математический">x</text:span><text:span text:style-name="T1"> (индекс элемента – </text:span><text:span text:style-name="Математический">j</text:span><text:span text:style-name="T1">). Поменяем местами элементы </text:span><text:span text:style-name="Математический">i</text:span><text:span text:style-name="T1"> и </text:span><text:span text:style-name="Математический">j</text:span><text:span text:style-name="T1">, а затем продолжим идти вправо от </text:span><text:span text:style-name="Математический">i</text:span><text:span text:style-name="T1"> и влево от </text:span><text:span text:style-name="Математический">j</text:span><text:span text:style-name="T1">, меняя местами пары элементов, стоящих не на месте. Разделение окончится, когда будет </text:span><text:span text:style-name="Математический">i &gt; j</text:span><text:span text:style-name="T1">.</text:span></text:p>
      <text:p text:style-name="Standard"><text:span text:style-name="T1">Алгоритм быстрой сортировки можно теперь описать таким образом. Возьмем произвольный элемент массива </text:span><text:span text:style-name="Математический">x</text:span><text:span text:style-name="T1"> и выполним для него операцию разделения. Если левый и/или правый отрезки массива содержат более одного элемента, то выполним для каждого из этих отрезков ту же операцию, что и для всего массива (т.е. выберем произвольный элемент, выполним разделение и т.д.). Сортировка заканчивается, когда все полученные отрезки содержат по одному элементу.</text:span></text:p>
      <text:p text:style-name="Standard"><text:span text:style-name="T1">Организовать вышеописанное многократное выполнение операции разделения проще всего с помощью рекурсивного определения процедуры сортировки, как показано ниже.</text:span></text:p>
      <text:p text:style-name="P1"/>
      <text:p text:style-name="Компьютер">procedure QuickSort(var A: TableType);</text:p>
      <text:p text:style-name="Компьютер">var</text:p>
      <text:p text:style-name="Компьютер"><text:s text:c="2"/>k :Integer;</text:p>
      <text:p text:style-name="Компьютер"><text:s text:c="2"/>z, tmp <text:s/>:KeyType;</text:p>
      <text:p text:style-name="Компьютер"/>
      <text:p text:style-name="Компьютер">procedure SortInterval(l, h :Integer);</text:p>
      <text:p text:style-name="Компьютер"><text:s/><text:span text:style-name="T10">{Рекурсивная процедура сортировки отрезка массива</text:span></text:p>
      <text:p text:style-name="Компьютер"><text:span text:style-name="T10"><text:s text:c="2"/>от индекса </text:span>l<text:span text:style-name="T10"> до </text:span>h<text:span text:style-name="T10">}</text:span></text:p>
      <text:p text:style-name="Компьютер">var</text:p>
      <text:p text:style-name="Компьютер"><text:s text:c="2"/>i, j :Integer;</text:p>
      <text:p text:style-name="Компьютер">begin</text:p>
      <text:p text:style-name="Компьютер"><text:s text:c="2"/>k := (l + h) div 2;</text:p>
      <text:p text:style-name="Компьютер"><text:s text:c="2"/><text:span text:style-name="T10">{разделяющий элемент – из середины отрезка}</text:span></text:p>
      <text:p text:style-name="Компьютер"><text:span text:style-name="T10"><text:s text:c="2"/></text:span>z := A[k];</text:p>
      <text:p text:style-name="Компьютер"><text:s text:c="2"/>i := l; j := h;</text:p>
      <text:p text:style-name="Компьютер"><text:s text:c="2"/>repeat</text:p>
      <text:p text:style-name="Компьютер"><text:s text:c="4"/>while A[i] &lt; z do begin</text:p>
      <text:p text:style-name="Компьютер"><text:s text:c="6"/>i := i + 1;</text:p>
      <text:p text:style-name="Компьютер"><text:s text:c="4"/>end;</text:p>
      <text:p text:style-name="Компьютер"><text:s text:c="4"/>while A[j] &gt; z do begin</text:p>
      <text:p text:style-name="Компьютер"><text:s text:c="6"/>j := j - 1;</text:p>
      <text:p text:style-name="Компьютер"><text:s text:c="4"/>end;</text:p>
      <text:p text:style-name="Компьютер"><text:s text:c="4"/>if i &lt;= j then begin</text:p>
      <text:p text:style-name="Компьютер"><text:s text:c="6"/>tmp := A[j]; <text:s/>A[j] := A[i]; <text:s/>A[i] := tmp;</text:p>
      <text:p text:style-name="Компьютер"><text:s text:c="6"/>i := i + 1;</text:p>
      <text:p text:style-name="Компьютер"><text:s text:c="6"/>j := j - 1;</text:p>
      <text:p text:style-name="Компьютер"><text:s text:c="4"/>end;</text:p>
      <text:p text:style-name="Компьютер"><text:s text:c="2"/>until i &gt; j;</text:p>
      <text:p text:style-name="Компьютер"><text:s text:c="2"/>if l &lt; j then</text:p>
      <text:p text:style-name="Компьютер"><text:s text:c="4"/>SortInterval(l, j);</text:p>
      <text:p text:style-name="Компьютер"><text:s text:c="4"/><text:span text:style-name="T10">{рекурсивный вызов для левой части отрезка}</text:span></text:p>
      <text:p text:style-name="Компьютер"><text:span text:style-name="T10"><text:s text:c="2"/></text:span>if h &gt; i then</text:p>
      <text:p text:style-name="Компьютер"><text:s text:c="4"/>SortInterval(i, h);</text:p>
      <text:p text:style-name="Компьютер"><text:s text:c="4"/><text:span text:style-name="T10">{и для правой части}</text:span></text:p>
      <text:p text:style-name="Компьютер">end; {SortInterval}</text:p>
      <text:p text:style-name="Компьютер"/>
      <text:p text:style-name="Компьютер">begin {QuickSort}</text:p>
      <text:p text:style-name="Компьютер"><text:s text:c="2"/>SortInterval(1, N);</text:p>
      <text:p text:style-name="Компьютер">end; {QuickSort}</text:p>
      <text:p text:style-name="P2"/>
      <text:p text:style-name="Standard"><text:soft-page-break/><text:span text:style-name="T1">Основная работа выполняется в рекурсивной процедуре </text:span><text:span text:style-name="Компьютерный">SortInterval</text:span><text:span text:style-name="T1">.</text:span></text:p>
      <text:p text:style-name="Standard"><text:span text:style-name="T1">В некоторых местах программы напрашиваются улучшения. Например, хочется заменить условие цикла “</text:span><text:span text:style-name="Компьютерный">while</text:span><text:span text:style-name="Компьютерный"><text:span text:style-name="T5"> </text:span></text:span><text:span text:style-name="Компьютерный">A[i]</text:span><text:span text:style-name="Компьютерный"><text:span text:style-name="T5"> </text:span></text:span><text:span text:style-name="Компьютерный">&lt;</text:span><text:span text:style-name="Компьютерный"><text:span text:style-name="T5"> </text:span></text:span><text:span text:style-name="Компьютерный">z</text:span>”<text:span text:style-name="T1"> на “</text:span><text:span text:style-name="Компьютерный">while</text:span><text:span text:style-name="Компьютерный"><text:span text:style-name="T5"> </text:span></text:span><text:span text:style-name="Компьютерный">A[i]</text:span><text:span text:style-name="Компьютерный"><text:span text:style-name="T5"> </text:span></text:span><text:span text:style-name="Компьютерный">&lt;= z</text:span>” и аналогично для <text:span text:style-name="Компьютерный">j</text:span>. Однако следует быть крайне осторожным: данный алгоритм очень чуток к мелким неточностям программирования. Приведенный вариант хорош тем, что наверняка работает.</text:p>
      <text:p text:style-name="Standard"><text:span text:style-name="T1">Нерекурсивное описание алгоритма оказывается сложнее, так как при необходимости сортировать два отрезка массива, образовавшиеся после разделения, приходится явно сохранять в стеке один из отрезков (точнее, два граничных значения его индексов), пока сортируется другой. В то же время нерекурсивный вариант обычно оказывается более эффективным и, что немаловажно, он позволяет уменьшить используемую глубину стека. Для этого следует всегда из двух отрезков массива, подлежащих сортировке, заносить в стек более длинный. При этом можно гарантировать, что максимальное количество отрезков, одновременно находящихся в стеке, не может превысить </text:span><text:span text:style-name="Математический">log</text:span><text:span text:style-name="Математический"><text:span text:style-name="T11">2</text:span></text:span><text:span text:style-name="Математический">(</text:span><text:span text:style-name="Математический"><text:span text:style-name="T2">n</text:span></text:span><text:span text:style-name="Математический">)</text:span><text:span text:style-name="T1">.</text:span></text:p>
      <text:p text:style-name="Standard"><text:span text:style-name="T1">На эффективность алгоритма быстрой сортировки влияет также выбор разделяющего элемента </text:span><text:span text:style-name="Математический"><text:span text:style-name="T2">z</text:span></text:span><text:span text:style-name="T1">. Было бы замечательно, если бы выбранный элемент </text:span><text:span text:style-name="Математический"><text:span text:style-name="T2">z</text:span></text:span><text:span text:style-name="T1"> всегда оказывался средним по величине, так, чтобы при разделении получались два равных отрезка. Нетрудно оценить эффективность алгоритма сортировки в этом случае. Если при каждом разделении отрезки уменьшаются вдвое, то потребуется </text:span><text:span text:style-name="Математический">log</text:span><text:span text:style-name="Математический"><text:span text:style-name="T11">2</text:span></text:span><text:span text:style-name="Математический">(n)</text:span><text:span text:style-name="T1"> этапов разделения, чтобы длина отрезков стала равна 1. Каждый этап разделения требует по одному разу просмотреть каждый элемент массива, т.е. требует времени порядка </text:span><text:span text:style-name="Математический">O(n)</text:span><text:span text:style-name="T1">. Следовательно, на всю сортировку потребуется время </text:span><text:span text:style-name="Математический">T(n) = O(</text:span><text:span text:style-name="Математический"><text:span text:style-name="T2">n</text:span></text:span><text:span text:style-name="Математический"><text:span text:style-name="T12"></text:span></text:span><text:span text:style-name="Математический"><text:span text:style-name="T2">log</text:span></text:span><text:span text:style-name="Математический">(</text:span><text:span text:style-name="Математический"><text:span text:style-name="T2">n</text:span></text:span><text:span text:style-name="Математический">))</text:span><text:span text:style-name="T1">.</text:span></text:p>
      <text:p text:style-name="Standard"><text:span text:style-name="T1">Беда в том, что мы не можем выбирать средний по величине элемент в качестве разделяющего. Отыскание такого элемента (он называется медианой массива), как будет показано в разделе 7, представляет собой задачу не намного проще, чем сама сортировка. Поэтому приходится применять более простые правила выбора. Обычно <text:s/>в качестве </text:span><text:span text:style-name="Математический">x</text:span><text:span text:style-name="T1"> выбирают либо элемент из середины массива, либо элемент со случайно выбранным индексом. При этом может оказаться, что сделан самый неудачный выбор, а именно – выбран максимальный либо минимальный элемент массива. В этом случае в результате разделения массива длиной </text:span><text:span text:style-name="Математический">n</text:span><text:span text:style-name="T1"> будет получен только один отрезок длиной </text:span><text:span text:style-name="Математический">n–1</text:span><text:span text:style-name="T1">, а второй отрезок будет содержать только один элемент. Если невезение продолжится при следующих выборах, то придется выполнить </text:span><text:span text:style-name="Математический"><text:span text:style-name="T1">n–1</text:span></text:span><text:span text:style-name="T1"> разделение, просматривая в среднем по </text:span><text:span text:style-name="Математический"><text:span text:style-name="T1">n/2</text:span></text:span><text:span text:style-name="T1"> элементов. Очевидно, в этом худшем случае </text:span><text:span text:style-name="Математический">T</text:span><text:span text:style-name="Математический"><text:span text:style-name="T11">макс</text:span></text:span><text:span text:style-name="Математический">(n) = O(n</text:span><text:span text:style-name="Математический"><text:span text:style-name="T7">2</text:span></text:span><text:span text:style-name="Математический">)</text:span><text:span text:style-name="T1">, т.е. алгоритм </text:span><text:span text:style-name="T4">QuickSort</text:span><text:span text:style-name="T1"> ведет себя не лучше пузырька.</text:span></text:p>
      <text:p text:style-name="Standard"><text:span text:style-name="T1">К счастью, можно доказать, что в среднем случае, когда элементы массива случайны, имеет место такая же оценка, как и в лучшем случае: </text:span><text:span text:style-name="Математический">T</text:span><text:span text:style-name="Математический"><text:span text:style-name="T11">ср</text:span></text:span><text:span text:style-name="Математический">(n) = O(</text:span><text:span text:style-name="Математический"><text:span text:style-name="T2">n</text:span></text:span><text:span text:style-name="Математический"><text:span text:style-name="T12"></text:span></text:span><text:span text:style-name="Математический"><text:span text:style-name="T2">log</text:span></text:span><text:span text:style-name="Математический">(</text:span><text:span text:style-name="Математический"><text:span text:style-name="T2">n</text:span></text:span><text:span text:style-name="Математический">))</text:span><text:span text:style-name="T1">. Это говорит о том, что худший случай для </text:span><text:span text:style-name="T4">QuickSort</text:span><text:span text:style-name="T1"> является большой редкостью и может встретиться скорее в специально подобранном контрпримере, чем на практике.</text:span></text:p>
      <text:p text:style-name="Standard"><text:span text:style-name="T1">Если исходный массив состоит из случайных элементов, то разделяющий элемент </text:span><text:span text:style-name="Математический"><text:span text:style-name="T2">z</text:span></text:span><text:span text:style-name="T1"> может выбираться произвольным образом, можно даже всегда брать первый элемент массива в качестве разделяющего. Однако легко видеть, что выбор в качестве </text:span><text:span text:style-name="Математический"><text:span text:style-name="T2">z</text:span></text:span><text:span text:style-name="T1"> первого или последнего элемента приводит к очень плохим результатам, если исходный массив оказывается уже сортированным или близким к сортированному. Поэтому, как было сказано выше, обычно выбирают элемент из середины массива или элемент со случайным номером. Иногда используют чуть более сложное правило: взять первый элемент массива, последний элемент, элемент из середины массива и выбрать в качестве </text:span><text:span text:style-name="Математический">x</text:span><text:span text:style-name="T1"> средний по величине из этих трех. В этом случае есть гарантия, что при разделении не будет получен отрезок длиной 1. Однако неясно, компенсирует ли это небольшое улучшение затраты времени на более сложное правило выбора.</text:span></text:p>
      <text:p text:style-name="Standard"><text:span text:style-name="T1">Алгоритм </text:span><text:span text:style-name="T1">QuickSort</text:span><text:span text:style-name="T1"> показал себя на практике как самый быстрый из известных алгоритмов сортировки массивов, несмотря на то, что в худшем случае он может потребовать времени порядка </text:span><text:span text:style-name="Математический"><text:span text:style-name="T1">O(</text:span></text:span><text:span text:style-name="Математический"><text:span text:style-name="T4">n</text:span></text:span><text:span text:style-name="Математический"><text:span text:style-name="T8">2</text:span></text:span><text:span text:style-name="Математический"><text:span text:style-name="T1">)</text:span>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282cm" fo:margin-bottom="0cm" fo:text-align="center" style:justify-single-word="false" fo:keep-together="always" fo:text-indent="0.501cm" style:auto-text-indent="false" fo:keep-with-next="always"/>
      <style:text-properties fo:font-weight="bold" style:font-weight-asian="bold"/>
    </style:style>
    <style:style style:name="Нормальный" style:family="paragraph">
      <style:paragraph-properties fo:margin-left="0cm" fo:margin-right="0cm" fo:margin-top="0.106cm" fo:margin-bottom="0cm" fo:text-align="justify" style:justify-single-word="false" fo:orphans="2" fo:widows="2" fo:text-indent="1cm" style:auto-text-indent="false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Компьютер" style:family="paragraph" style:parent-style-name="Нормальный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5cm"/>
          <style:tab-stop style:position="1.101cm"/>
          <style:tab-stop style:position="1.651cm"/>
          <style:tab-stop style:position="2.2cm"/>
          <style:tab-stop style:position="2.75cm"/>
          <style:tab-stop style:position="3.3cm"/>
        </style:tab-stops>
      </style:paragraph-properties>
      <style:text-properties style:font-name="Courier New" fo:font-size="9pt" fo:language="en" fo:country="US" fo:font-weight="bold" style:font-size-asian="9pt" style:language-asian="zxx" style:country-asian="none" style:font-weight-asian="bold" style:font-name-complex="Courier New" style:font-weight-complex="bold"/>
    </style:style>
    <style:style style:name="Основной_20_шрифт_20_абзаца" style:display-name="Основной шрифт абзаца" style:family="text"/>
    <style:style style:name="Математический" style:family="text" style:parent-style-name="Основной_20_шрифт_20_абзаца">
      <style:text-properties fo:font-style="italic" fo:font-weight="bold" style:font-style-asian="italic" style:font-weight-asian="bold" style:font-style-complex="italic"/>
    </style:style>
    <style:style style:name="Понятие" style:family="text" style:parent-style-name="Основной_20_шрифт_20_абзаца">
      <style:text-properties fo:font-style="italic" fo:font-weight="bold" style:font-style-asian="italic" style:font-weight-asian="bold"/>
    </style:style>
    <style:style style:name="Компьютерный" style:family="text" style:parent-style-name="Основной_20_шрифт_20_абзаца">
      <style:text-properties style:font-name="Courier New" fo:font-size="9pt" fo:language="zxx" fo:country="none" fo:font-weight="bold" style:font-size-asian="9pt" style:language-asian="zxx" style:country-asian="none" style:font-weight-asian="bold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1S</meta:editing-duration>
    <meta:editing-cycles>5</meta:editing-cycles>
    <meta:generator>OpenOffice/4.1.7$Win32 OpenOffice.org_project/417m1$Build-9800</meta:generator>
    <dc:date>2020-07-09T18:41:47.59</dc:date>
    <meta:document-statistic meta:table-count="0" meta:image-count="0" meta:object-count="0" meta:page-count="2" meta:paragraph-count="50" meta:word-count="912" meta:character-count="6254"/>
    <meta:user-defined meta:name="Info 1"/>
    <meta:user-defined meta:name="Info 2"/>
    <meta:user-defined meta:name="Info 3"/>
    <meta:user-defined meta:name="Info 4"/>
  </office:meta>
</office:document-meta>
</file>